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7 results.B1:results.B1 results.B2:results.B17 results.A2:results.A17 results.C1:results.C1 results.C2:results.C17 results.A2:results.A17 results.D1:results.D1 results.D2:results.D17 results.A2:results.A17 results.E1:results.E1 results.E2:results.E17 results.A2:results.A17 results.F1:results.F1 results.F2:results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571746384872" calcext:value-type="float">
            <text:p>0.6145717464</text:p>
          </table:table-cell>
          <table:table-cell office:value-type="float" office:value="0.53587319243604" calcext:value-type="float">
            <text:p>0.5358731924</text:p>
          </table:table-cell>
          <table:table-cell office:value-type="float" office:value="0.532536151279199" calcext:value-type="float">
            <text:p>0.5325361513</text:p>
          </table:table-cell>
          <table:table-cell office:value-type="float" office:value="0.525305895439377" calcext:value-type="float">
            <text:p>0.5253058954</text:p>
          </table:table-cell>
          <table:table-cell office:value-type="float" office:value="0.523637374860957" calcext:value-type="float">
            <text:p>0.5236373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9466073414905" calcext:value-type="float">
            <text:p>0.5194660734</text:p>
          </table:table-cell>
          <table:table-cell office:value-type="float" office:value="0.510845383759733" calcext:value-type="float">
            <text:p>0.5108453838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477196885428" calcext:value-type="float">
            <text:p>0.5294771969</text:p>
          </table:table-cell>
          <table:table-cell office:value-type="float" office:value="0.529199110122358" calcext:value-type="float">
            <text:p>0.5291991101</text:p>
          </table:table-cell>
          <table:table-cell office:value-type="float" office:value="0.515294771968854" calcext:value-type="float">
            <text:p>0.515294772</text:p>
          </table:table-cell>
          <table:table-cell office:value-type="float" office:value="0.510011123470523" calcext:value-type="float">
            <text:p>0.5100111235</text:p>
          </table:table-cell>
          <table:table-cell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145717463849" calcext:value-type="float">
            <text:p>0.5311457175</text:p>
          </table:table-cell>
          <table:table-cell office:value-type="float" office:value="0.515294771968854" calcext:value-type="float">
            <text:p>0.515294772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3081201334816" calcext:value-type="float">
            <text:p>0.5230812013</text:p>
          </table:table-cell>
          <table:table-cell table:number-columns-repeated="2" office:value-type="float" office:value="0.509733036707453" calcext:value-type="float">
            <text:p>0.5097330367</text:p>
          </table:table-cell>
          <table:table-cell office:value-type="float" office:value="0.506117908787542" calcext:value-type="float">
            <text:p>0.5061179088</text:p>
          </table:table-cell>
          <table:table-cell office:value-type="float" office:value="0.493604004449388" calcext:value-type="float">
            <text:p>0.4936040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3092324805339" calcext:value-type="float">
            <text:p>0.5330923248</text:p>
          </table:table-cell>
          <table:table-cell office:value-type="float" office:value="0.531145717463849" calcext:value-type="float">
            <text:p>0.5311457175</text:p>
          </table:table-cell>
          <table:table-cell office:value-type="float" office:value="0.513626251390434" calcext:value-type="float">
            <text:p>0.5136262514</text:p>
          </table:table-cell>
          <table:table-cell office:value-type="float" office:value="0.513070077864294" calcext:value-type="float">
            <text:p>0.5130700779</text:p>
          </table:table-cell>
          <table:table-cell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0300333704116" calcext:value-type="float">
            <text:p>0.5203003337</text:p>
          </table:table-cell>
          <table:table-cell office:value-type="float" office:value="0.518631813125695" calcext:value-type="float">
            <text:p>0.5186318131</text:p>
          </table:table-cell>
          <table:table-cell office:value-type="float" office:value="0.513070077864294" calcext:value-type="float">
            <text:p>0.5130700779</text:p>
          </table:table-cell>
          <table:table-cell table:number-columns-repeated="2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1423804226919" calcext:value-type="float">
            <text:p>0.5314238042</text:p>
          </table:table-cell>
          <table:table-cell table:number-columns-repeated="4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509176863181313" calcext:value-type="float">
            <text:p>0.5091768632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2280311457175" calcext:value-type="float">
            <text:p>0.5522803115</text:p>
          </table:table-cell>
          <table:table-cell table:number-columns-repeated="2" office:value-type="float" office:value="0.509733036707453" calcext:value-type="float">
            <text:p>0.5097330367</text:p>
          </table:table-cell>
          <table:table-cell office:value-type="float" office:value="0.497775305895439" calcext:value-type="float">
            <text:p>0.4977753059</text:p>
          </table:table-cell>
          <table:table-cell office:value-type="float" office:value="0.490823136818687" calcext:value-type="float">
            <text:p>0.4908231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490823136818687" calcext:value-type="float">
            <text:p>0.4908231368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5061179087875" calcext:value-type="float">
            <text:p>0.5550611791</text:p>
          </table:table-cell>
          <table:table-cell office:value-type="float" office:value="0.515016685205784" calcext:value-type="float">
            <text:p>0.5150166852</text:p>
          </table:table-cell>
          <table:table-cell office:value-type="float" office:value="0.509733036707453" calcext:value-type="float">
            <text:p>0.5097330367</text:p>
          </table:table-cell>
          <table:table-cell office:value-type="float" office:value="0.490545050055617" calcext:value-type="float">
            <text:p>0.4905450501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49888765294772" calcext:value-type="float">
            <text:p>0.4988876529</text:p>
          </table:table-cell>
          <table:table-cell office:value-type="float" office:value="0.492769744160178" calcext:value-type="float">
            <text:p>0.4927697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8097886540601" calcext:value-type="float">
            <text:p>0.5380978865</text:p>
          </table:table-cell>
          <table:table-cell table:number-columns-repeated="4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5850945494994" calcext:value-type="float">
            <text:p>0.5158509455</text:p>
          </table:table-cell>
          <table:table-cell office:value-type="float" office:value="0.513070077864294" calcext:value-type="float">
            <text:p>0.5130700779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1735261401557" calcext:value-type="float">
            <text:p>0.5617352614</text:p>
          </table:table-cell>
          <table:table-cell office:value-type="float" office:value="0.551167964404894" calcext:value-type="float">
            <text:p>0.5511679644</text:p>
          </table:table-cell>
          <table:table-cell office:value-type="float" office:value="0.539210233592881" calcext:value-type="float">
            <text:p>0.5392102336</text:p>
          </table:table-cell>
          <table:table-cell office:value-type="float" office:value="0.520300333704116" calcext:value-type="float">
            <text:p>0.5203003337</text:p>
          </table:table-cell>
          <table:table-cell office:value-type="float" office:value="0.509733036707453" calcext:value-type="float">
            <text:p>0.5097330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32:43.116443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33:15.748548726</dc:date>
    <meta:editing-duration>PT45S</meta:editing-duration>
    <meta:editing-cycles>2</meta:editing-cycles>
    <meta:generator>LibreOffice/5.1.6.2$Linux_X86_64 LibreOffice_project/1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7 results.B1:results.F1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7" chart:label-cell-address="results.B1:results.B1" chart:class="chart:scatter">
            <chart:domain table:cell-range-address="results.A2:results.A17"/>
            <chart:data-point chart:repeated="16"/>
          </chart:series>
          <chart:series chart:style-name="ch8" chart:values-cell-range-address="results.C2:results.C17" chart:label-cell-address="results.C1:results.C1" chart:class="chart:scatter">
            <chart:data-point chart:repeated="16"/>
          </chart:series>
          <chart:series chart:style-name="ch9" chart:values-cell-range-address="results.D2:results.D17" chart:label-cell-address="results.D1:results.D1" chart:class="chart:scatter">
            <chart:data-point chart:repeated="16"/>
          </chart:series>
          <chart:series chart:style-name="ch10" chart:values-cell-range-address="results.E2:results.E17" chart:label-cell-address="results.E1:results.E1" chart:class="chart:scatter">
            <chart:data-point chart:repeated="16"/>
          </chart:series>
          <chart:series chart:style-name="ch11" chart:values-cell-range-address="results.F2:results.F17" chart:label-cell-address="results.F1:results.F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7</svg:desc>
                </draw:g>
              </table:table-cell>
              <table:table-cell office:value-type="float" office:value="0.614571746384872">
                <text:p>0.614571746384872</text:p>
                <draw:g>
                  <svg:desc>results.B2:results.B17</svg:desc>
                </draw:g>
              </table:table-cell>
              <table:table-cell office:value-type="float" office:value="0.53587319243604">
                <text:p>0.53587319243604</text:p>
                <draw:g>
                  <svg:desc>results.C2:results.C17</svg:desc>
                </draw:g>
              </table:table-cell>
              <table:table-cell office:value-type="float" office:value="0.532536151279199">
                <text:p>0.532536151279199</text:p>
                <draw:g>
                  <svg:desc>results.D2:results.D17</svg:desc>
                </draw:g>
              </table:table-cell>
              <table:table-cell office:value-type="float" office:value="0.525305895439377">
                <text:p>0.525305895439377</text:p>
                <draw:g>
                  <svg:desc>results.E2:results.E17</svg:desc>
                </draw:g>
              </table:table-cell>
              <table:table-cell office:value-type="float" office:value="0.523637374860957">
                <text:p>0.523637374860957</text:p>
                <draw:g>
                  <svg:desc>results.F2:results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19466073414905">
                <text:p>0.519466073414905</text:p>
              </table:table-cell>
              <table:table-cell office:value-type="float" office:value="0.510845383759733">
                <text:p>0.51084538375973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29477196885428">
                <text:p>0.529477196885428</text:p>
              </table:table-cell>
              <table:table-cell office:value-type="float" office:value="0.529199110122358">
                <text:p>0.529199110122358</text:p>
              </table:table-cell>
              <table:table-cell office:value-type="float" office:value="0.515294771968854">
                <text:p>0.515294771968854</text:p>
              </table:table-cell>
              <table:table-cell office:value-type="float" office:value="0.510011123470523">
                <text:p>0.51001112347052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1145717463849">
                <text:p>0.531145717463849</text:p>
              </table:table-cell>
              <table:table-cell office:value-type="float" office:value="0.515294771968854">
                <text:p>0.51529477196885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3081201334816">
                <text:p>0.523081201334816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6117908787542">
                <text:p>0.506117908787542</text:p>
              </table:table-cell>
              <table:table-cell office:value-type="float" office:value="0.493604004449388">
                <text:p>0.493604004449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33092324805339">
                <text:p>0.533092324805339</text:p>
              </table:table-cell>
              <table:table-cell office:value-type="float" office:value="0.531145717463849">
                <text:p>0.531145717463849</text:p>
              </table:table-cell>
              <table:table-cell office:value-type="float" office:value="0.513626251390434">
                <text:p>0.513626251390434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0300333704116">
                <text:p>0.520300333704116</text:p>
              </table:table-cell>
              <table:table-cell office:value-type="float" office:value="0.518631813125695">
                <text:p>0.518631813125695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1423804226919">
                <text:p>0.531423804226919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176863181313">
                <text:p>0.509176863181313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52280311457175">
                <text:p>0.552280311457175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7775305895439">
                <text:p>0.497775305895439</text:p>
              </table:table-cell>
              <table:table-cell office:value-type="float" office:value="0.490823136818687">
                <text:p>0.49082313681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0823136818687">
                <text:p>0.490823136818687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55061179087875">
                <text:p>0.555061179087875</text:p>
              </table:table-cell>
              <table:table-cell office:value-type="float" office:value="0.515016685205784">
                <text:p>0.51501668520578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0545050055617">
                <text:p>0.490545050055617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888765294772">
                <text:p>0.49888765294772</text:p>
              </table:table-cell>
              <table:table-cell office:value-type="float" office:value="0.492769744160178">
                <text:p>0.492769744160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38097886540601">
                <text:p>0.538097886540601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15850945494994">
                <text:p>0.515850945494994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1735261401557">
                <text:p>0.561735261401557</text:p>
              </table:table-cell>
              <table:table-cell office:value-type="float" office:value="0.551167964404894">
                <text:p>0.551167964404894</text:p>
              </table:table-cell>
              <table:table-cell office:value-type="float" office:value="0.539210233592881">
                <text:p>0.539210233592881</text:p>
              </table:table-cell>
              <table:table-cell office:value-type="float" office:value="0.520300333704116">
                <text:p>0.520300333704116</text:p>
              </table:table-cell>
              <table:table-cell office:value-type="float" office:value="0.509733036707453">
                <text:p>0.509733036707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